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39.42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4.85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35.49mm"/>
    </style:style>
    <style:style style:name="co12" style:family="table-column">
      <style:table-column-properties fo:break-before="auto" style:column-width="27.31mm"/>
    </style:style>
    <style:style style:name="co13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7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7" table:default-cell-style-name="ce5"/>
        <table:table-column table:style-name="co13" table:default-cell-style-name="Default"/>
        <table:table-column table:style-name="co7" table:default-cell-style-name="Default"/>
        <table:table-row table:style-name="ro1" table:number-rows-repeated="2">
          <table:table-cell table:number-columns-repeated="2"/>
          <table:table-cell table:style-name="Default" table:number-columns-repeated="13"/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cellName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Num Channel Used</text:p>
          </table:table-cell>
          <table:table-cell table:style-name="ce4" office:value-type="string" calcext:value-type="string">
            <text:p>Learning Rate</text:p>
          </table:table-cell>
          <table:table-cell table:style-name="ce4" office:value-type="string" calcext:value-type="string">
            <text:p>BatchSize</text:p>
          </table:table-cell>
          <table:table-cell table:style-name="ce4" office:value-type="string" calcext:value-type="string">
            <text:p>Weight Decay</text:p>
          </table:table-cell>
          <table:table-cell table:style-name="ce4" office:value-type="string" calcext:value-type="string">
            <text:p><text:s/>Dropout</text:p>
          </table:table-cell>
          <table:table-cell table:style-name="ce4" office:value-type="string" calcext:value-type="string">
            <text:p>class_weight</text:p>
          </table:table-cell>
          <table:table-cell table:style-name="ce4" office:value-type="string" calcext:value-type="string">
            <text:p>RandomSeed</text:p>
          </table:table-cell>
          <table:table-cell table:style-name="ce4" office:value-type="string" calcext:value-type="string">
            <text:p>Optimizer</text:p>
          </table:table-cell>
          <table:table-cell table:style-name="ce4" office:value-type="string" calcext:value-type="string">
            <text:p>Loss function</text:p>
          </table:table-cell>
          <table:table-cell table:style-name="ce4" office:value-type="string" calcext:value-type="string">
            <text:p>Initialization</text:p>
          </table:table-cell>
          <table:table-cell table:style-name="ce4" office:value-type="string" calcext:value-type="string">
            <text:p>nb_epochs</text:p>
          </table:table-cell>
          <table:table-cell office:value-type="string" calcext:value-type="string">
            <text:p>Architectur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8">
            <text:p>Study on NumChannels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3-17-11</text:p>
          </table:table-cell>
          <table:table-cell office:value-type="float" office:value="43" calcext:value-type="float">
            <text:p>43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5-43-35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2-37-00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3-08-20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3-35-43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4-13-35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4-34-2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Study on Random Seed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5-41-20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7-01-43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8-14-47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Study on Weight Decay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9-28-28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23-06-10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/>
        </table:table-row>
        <table:table-row table:style-name="ro1">
          <table:table-cell/>
          <table:covered-table-cell table:style-name="ce3"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20-41-53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/>
        </table:table-row>
        <table:table-row table:style-name="ro1">
          <table:table-cell/>
          <table:covered-table-cell table:style-name="ce3"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21-53-33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Study on Initilization Method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/>
        </table:table-row>
        <table:table-row table:style-name="ro1">
          <table:table-cell/>
          <table:covered-table-cell/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Glorot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/>
        </table:table-row>
        <table:table-row table:style-name="ro1">
          <table:table-cell/>
          <table:covered-table-cell/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He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/>
        </table:table-row>
        <table:table-row table:style-name="ro1">
          <table:table-cell/>
          <table:covered-table-cell/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#parameters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Study on depth 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8_01-25-26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5-205</text:p>
          </table:table-cell>
          <table:table-cell office:value-type="float" office:value="2646551" calcext:value-type="float">
            <text:p>264655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office:value-type="float" office:value="2620801" calcext:value-type="float">
            <text:p>262080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8_02-34-02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95-195-195-195</text:p>
          </table:table-cell>
          <table:table-cell office:value-type="float" office:value="2591551" calcext:value-type="float">
            <text:p>259155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Study on LR</text:p>
          </table:table-cell>
          <table:table-cell office:value-type="string" calcext:value-type="string">
            <text:p>2015-09-03_Pair9.0</text:p>
          </table:table-cell>
          <table:table-cell table:style-name="Default"/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0-200-2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table:style-name="Default"/>
          <table:table-cell office:value-type="float" office:value="127" calcext:value-type="float">
            <text:p>12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0-200-2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table:style-name="Default"/>
          <table:table-cell office:value-type="float" office:value="127" calcext:value-type="float">
            <text:p>12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0-200-200</text:p>
          </table:table-cell>
          <table:table-cell/>
        </table:table-row>
      </table:table>
      <table:table table:name="Sheet2" table:style-name="ta1">
        <table:table-column table:style-name="co7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number-columns-repeated="2" office:value-type="float" office:value="12700" calcext:value-type="float">
            <text:p>12700</text:p>
          </table:table-cell>
          <table:table-cell office:value-type="float" office:value="12702" calcext:value-type="float">
            <text:p>1270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3]*[.B4]+[.B4]*[.B5]+[.B5]*[.B6]+[.B6]*[.B7]" office:value-type="float" office:value="2620200" calcext:value-type="float">
            <text:p>2620200</text:p>
          </table:table-cell>
          <table:table-cell table:formula="of:=[.C3]*[.C4]+[.C4]*[.C5]+[.C5]*[.C6]+[.C6]*[.C7]+[.C7]*[.C8]" office:value-type="float" office:value="2590770" calcext:value-type="float">
            <text:p>2590770</text:p>
          </table:table-cell>
          <table:table-cell table:formula="of:=[.D3]*[.D4]+[.D4]*[.D5]+[.D5]*[.D6]+[.D6]*[.D7]" office:value-type="float" office:value="2646140" calcext:value-type="float">
            <text:p>2646140</text:p>
          </table:table-cell>
        </table:table-row>
        <table:table-row table:style-name="ro1">
          <table:table-cell/>
          <table:table-cell table:formula="of:=[.B4]+[.B5]+[.B6]+[.B7]" office:value-type="float" office:value="601" calcext:value-type="float">
            <text:p>601</text:p>
          </table:table-cell>
          <table:table-cell table:formula="of:=[.C4]+[.C5]+[.C6]+[.C7]+[.C8]" office:value-type="float" office:value="781" calcext:value-type="float">
            <text:p>781</text:p>
          </table:table-cell>
          <table:table-cell table:formula="of:=[.D4]+[.D5]+[.D6]+[.D7]" office:value-type="float" office:value="411" calcext:value-type="float">
            <text:p>411</text:p>
          </table:table-cell>
        </table:table-row>
        <table:table-row table:style-name="ro1">
          <table:table-cell/>
          <table:table-cell table:formula="of:=SUM([.B9:.B10])" office:value-type="float" office:value="2620801" calcext:value-type="float">
            <text:p>2620801</text:p>
          </table:table-cell>
          <table:table-cell table:formula="of:=SUM([.C9:.C10])" office:value-type="float" office:value="2591551" calcext:value-type="float">
            <text:p>2591551</text:p>
          </table:table-cell>
          <table:table-cell table:formula="of:=SUM([.D9:.D10])" office:value-type="float" office:value="2646551" calcext:value-type="float">
            <text:p>26465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05:32:37.041811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05:32:39.735832970</meta:creation-date>
    <meta:editing-duration>PT22H23M52S</meta:editing-duration>
    <meta:editing-cycles>9</meta:editing-cycles>
    <meta:generator>LibreOffice/4.2.8.2$Linux_X86_64 LibreOffice_project/420m0$Build-2</meta:generator>
    <dc:date>2016-04-08T04:14:14.529009858</dc:date>
    <meta:document-statistic meta:table-count="2" meta:cell-count="401" meta:object-count="0"/>
  </office:meta>
</office:document-meta>
</file>